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40229166666667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508125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3.65125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1.56104166666667cm"/>
    </style:style>
    <style:style style:name="co2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1" table:default-cell-style-name="ce1"/>
        <table:table-row table:style-name="ro1">
          <table:table-cell office:value-type="string" table:style-name="ce2">
            <text:p>Date De Prod</text:p>
          </table:table-cell>
          <table:table-cell office:value-type="string" table:style-name="ce22">
            <text:p>Type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Total Bobine In</text:p>
          </table:table-cell>
          <table:table-cell office:value-type="string" table:style-name="ce2">
            <text:p>Total Bobine 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1">
            <text:p>Total encre</text:p>
          </table:table-cell>
          <table:table-cell office:value-type="string" table:style-name="ce10">
            <text:p>Metoxyn</text:p>
          </table:table-cell>
          <table:table-cell office:value-type="string" table:style-name="ce8">
            <text:p>20/80</text:p>
          </table:table-cell>
          <table:table-cell office:value-type="string" table:style-name="ce11">
            <text:p>Total Solvant</text:p>
          </table:table-cell>
          <table:table-cell office:value-type="string" table:style-name="ce2">
            <text:p>Gain de masse KG<text:s/></text:p>
          </table:table-cell>
          <table:table-cell office:value-type="string" table:style-name="ce2">
            <text:p>Matière évaporée KG</text:p>
          </table:table-cell>
          <table:table-cell office:value-type="string" table:style-name="ce2">
            <text:p>Gain de masse %</text:p>
          </table:table-cell>
          <table:table-cell office:value-type="string" table:style-name="ce2">
            <text:p>Matière évaporée %</text:p>
          </table:table-cell>
          <table:table-cell office:value-type="string" table:style-name="ce2">
            <text:p>(g/m²)</text:p>
          </table:table-cell>
          <table:table-cell table:number-columns-repeated="16359"/>
        </table:table-row>
        <table:table-row table:style-name="ro1">
          <table:table-cell office:value-type="date" office:date-value="2025-12-18T00:00:00" table:style-name="ce13">
            <text:p>18/12/2025</text:p>
          </table:table-cell>
          <table:table-cell office:value-type="string" table:style-name="ce22">
            <text:p>Flexi</text:p>
          </table:table-cell>
          <table:table-cell office:value-type="string" table:style-name="ce12">
            <text:p>Opp 20 Trs</text:p>
          </table:table-cell>
          <table:table-cell office:value-type="float" office:value="780" table:style-name="ce14">
            <text:p>780</text:p>
          </table:table-cell>
          <table:table-cell office:value-type="float" office:value="555" table:style-name="ce14">
            <text:p>555</text:p>
          </table:table-cell>
          <table:table-cell office:value-type="float" office:value="615" table:style-name="ce14">
            <text:p>615</text:p>
          </table:table-cell>
          <table:table-cell office:value-type="float" office:value="39570" table:style-name="ce14">
            <text:p>3957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14">
            <text:p>34</text:p>
          </table:table-cell>
          <table:table-cell office:value-type="float" office:value="26" table:style-name="ce14">
            <text:p>26</text:p>
          </table:table-cell>
          <table:table-cell table:number-columns-repeated="3" table:style-name="ce14"/>
          <table:table-cell office:value-type="float" office:value="105" table:style-name="ce14">
            <text:p>105</text:p>
          </table:table-cell>
          <table:table-cell table:style-name="ce15"/>
          <table:table-cell office:value-type="float" office:value="175" table:formula="of:=IFERROR(SUMPRODUCT([.H2:.P2]*1);&quot;&quot;)" table:style-name="ce14">
            <text:p>175</text:p>
          </table:table-cell>
          <table:table-cell office:value-type="float" office:value="40" table:style-name="ce14">
            <text:p>40</text:p>
          </table:table-cell>
          <table:table-cell office:value-type="float" office:value="50" table:style-name="ce14">
            <text:p>50</text:p>
          </table:table-cell>
          <table:table-cell office:value-type="float" office:value="90" table:formula="of:=[.R2] + [.S2]" table:style-name="ce14">
            <text:p>90</text:p>
          </table:table-cell>
          <table:table-cell office:value-type="float" office:value="60" table:formula="of:=[.F2]-[.E2]" table:style-name="ce14">
            <text:p>60</text:p>
          </table:table-cell>
          <table:table-cell office:value-type="float" office:value="205" table:formula="of:=IFERROR(([.Q2]+[.T2])-[.U2]; &quot;&quot;)" table:style-name="ce14">
            <text:p>205</text:p>
          </table:table-cell>
          <table:table-cell office:value-type="float" office:value="22.641509433962266" table:formula="of:=IFERROR([.U2] / ([.Q2] + [.T2]) * 100; &quot;&quot;)" table:style-name="ce14">
            <text:p>22,64150943</text:p>
          </table:table-cell>
          <table:table-cell office:value-type="float" office:value="77.358490566037744" table:formula="of:=IFERROR([.V2] / ([.Q2] + [.T2]) * 100; &quot;&quot;)" table:style-name="ce14">
            <text:p>77,35849057</text:p>
          </table:table-cell>
          <table:table-cell office:value-type="float" office:value="1.94" table:formula="of:=ROUND(([.U2])*1000/([.G2]*([.D2]/1000));2)" table:style-name="ce14">
            <text:p>1,94</text:p>
          </table:table-cell>
          <table:table-cell table:number-columns-repeated="16359"/>
        </table:table-row>
        <table:table-row table:style-name="ro1">
          <table:table-cell office:value-type="date" office:date-value="2025-12-21T00:00:00" table:style-name="ce17">
            <text:p>21/12/2025</text:p>
          </table:table-cell>
          <table:table-cell office:value-type="string" table:style-name="ce22">
            <text:p>Flexi</text:p>
          </table:table-cell>
          <table:table-cell office:value-type="string" table:style-name="ce16">
            <text:p>Opp 20 trs</text:p>
          </table:table-cell>
          <table:table-cell office:value-type="float" office:value="1020" table:style-name="ce18">
            <text:p>1020</text:p>
          </table:table-cell>
          <table:table-cell office:value-type="float" office:value="516" table:style-name="ce18">
            <text:p>516</text:p>
          </table:table-cell>
          <table:table-cell office:value-type="float" office:value="530" table:style-name="ce18">
            <text:p>530</text:p>
          </table:table-cell>
          <table:table-cell office:value-type="float" office:value="13197" table:style-name="ce18">
            <text:p>13197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8" table:style-name="ce18">
            <text:p>8</text:p>
          </table:table-cell>
          <table:table-cell table:number-columns-repeated="2" table:style-name="ce18"/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table:style-name="ce19"/>
          <table:table-cell office:value-type="float" office:value="52" table:formula="of:=IFERROR(SUMPRODUCT([.H3:.P3]*1);&quot;&quot;)" table:style-name="ce14">
            <text:p>52</text:p>
          </table:table-cell>
          <table:table-cell office:value-type="float" office:value="25" table:style-name="ce18">
            <text:p>25</text:p>
          </table:table-cell>
          <table:table-cell office:value-type="float" office:value="65" table:style-name="ce18">
            <text:p>65</text:p>
          </table:table-cell>
          <table:table-cell office:value-type="float" office:value="90" table:formula="of:=[.R3] + [.S3]" table:style-name="ce18">
            <text:p>90</text:p>
          </table:table-cell>
          <table:table-cell office:value-type="float" office:value="14" table:formula="of:=[.F3]-[.E3]" table:style-name="ce18">
            <text:p>14</text:p>
          </table:table-cell>
          <table:table-cell office:value-type="float" office:value="128" table:formula="of:=IFERROR(([.Q3]+[.T3])-[.U3]; &quot;&quot;)" table:style-name="ce18">
            <text:p>128</text:p>
          </table:table-cell>
          <table:table-cell office:value-type="float" office:value="9.8591549295774641" table:formula="of:=IFERROR([.U3] / ([.Q3] + [.T3]) * 100; &quot;&quot;)" table:style-name="ce18">
            <text:p>9,85915493</text:p>
          </table:table-cell>
          <table:table-cell office:value-type="float" office:value="90.140845070422543" table:formula="of:=IFERROR([.V3] / ([.Q3] + [.T3]) * 100; &quot;&quot;)" table:style-name="ce18">
            <text:p>90,14084507</text:p>
          </table:table-cell>
          <table:table-cell office:value-type="float" office:value="1.04" table:formula="of:=ROUND(([.U3])*1000/([.G3]*([.D3]/1000));2)" table:style-name="ce19">
            <text:p>1,04</text:p>
          </table:table-cell>
          <table:table-cell table:number-columns-repeated="16359"/>
        </table:table-row>
        <table:table-row table:style-name="ro1">
          <table:table-cell office:value-type="date" office:date-value="2025-12-22T00:00:00" table:style-name="ce13">
            <text:p>22/12/2025</text:p>
          </table:table-cell>
          <table:table-cell office:value-type="string" table:style-name="ce22">
            <text:p>Flexi</text:p>
          </table:table-cell>
          <table:table-cell office:value-type="string" table:style-name="ce14">
            <text:p>Opp 20 trs</text:p>
          </table:table-cell>
          <table:table-cell office:value-type="float" office:value="1150" table:style-name="ce14">
            <text:p>1150</text:p>
          </table:table-cell>
          <table:table-cell office:value-type="float" office:value="417" table:style-name="ce14">
            <text:p>417</text:p>
          </table:table-cell>
          <table:table-cell office:value-type="float" office:value="420" table:style-name="ce14">
            <text:p>420</text:p>
          </table:table-cell>
          <table:table-cell office:value-type="float" office:value="19301" table:style-name="ce14">
            <text:p>19301</text:p>
          </table:table-cell>
          <table:table-cell table:style-name="ce14"/>
          <table:table-cell office:value-type="float" office:value="27" table:style-name="ce14">
            <text:p>27</text:p>
          </table:table-cell>
          <table:table-cell office:value-type="float" office:value="8" table:style-name="ce14">
            <text:p>8</text:p>
          </table:table-cell>
          <table:table-cell table:number-columns-repeated="5" table:style-name="ce14"/>
          <table:table-cell table:style-name="ce15"/>
          <table:table-cell office:value-type="float" office:value="35" table:formula="of:=IFERROR(SUMPRODUCT([.H4:.P4]*1);&quot;&quot;)" table:style-name="ce14">
            <text:p>35</text:p>
          </table:table-cell>
          <table:table-cell table:style-name="ce14"/>
          <table:table-cell office:value-type="float" office:value="45" table:style-name="ce14">
            <text:p>45</text:p>
          </table:table-cell>
          <table:table-cell office:value-type="float" office:value="45" table:formula="of:=[.R4] + [.S4]" table:style-name="ce14">
            <text:p>45</text:p>
          </table:table-cell>
          <table:table-cell office:value-type="float" office:value="3" table:formula="of:=[.F4]-[.E4]" table:style-name="ce14">
            <text:p>3</text:p>
          </table:table-cell>
          <table:table-cell office:value-type="float" office:value="77" table:formula="of:=IFERROR(([.Q4]+[.T4])-[.U4]; &quot;&quot;)" table:style-name="ce14">
            <text:p>77</text:p>
          </table:table-cell>
          <table:table-cell office:value-type="float" office:value="3.75" table:formula="of:=IFERROR([.U4] / ([.Q4] + [.T4]) * 100; &quot;&quot;)" table:style-name="ce15">
            <text:p>3,75</text:p>
          </table:table-cell>
          <table:table-cell office:value-type="float" office:value="96.25" table:formula="of:=IFERROR([.V4] / ([.Q4] + [.T4]) * 100; &quot;&quot;)" table:style-name="ce15">
            <text:p>96,25</text:p>
          </table:table-cell>
          <table:table-cell office:value-type="float" office:value="0.14000000000000001" table:formula="of:=ROUND(([.U4])*1000/([.G4]*([.D4]/1000));2)" table:style-name="ce14">
            <text:p>0,14</text:p>
          </table:table-cell>
          <table:table-cell table:number-columns-repeated="16359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309" table:style-name="ce19">
            <text:p>309</text:p>
          </table:table-cell>
          <table:table-cell office:value-type="float" office:value="328" table:style-name="ce19">
            <text:p>328</text:p>
          </table:table-cell>
          <table:table-cell office:value-type="float" office:value="11722" table:style-name="ce19">
            <text:p>11722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35" table:style-name="ce19">
            <text:p>35</text:p>
          </table:table-cell>
          <table:table-cell table:style-name="ce19"/>
          <table:table-cell office:value-type="float" office:value="61" table:formula="of:=IFERROR(SUMPRODUCT([.H5:.P5]*1);&quot;&quot;)" table:style-name="ce14">
            <text:p>61</text:p>
          </table:table-cell>
          <table:table-cell office:value-type="float" office:value="20" table:style-name="ce19">
            <text:p>20</text:p>
          </table:table-cell>
          <table:table-cell office:value-type="float" office:value="15" table:style-name="ce19">
            <text:p>15</text:p>
          </table:table-cell>
          <table:table-cell office:value-type="float" office:value="35" table:formula="of:=[.R5] + [.S5]" table:style-name="ce19">
            <text:p>35</text:p>
          </table:table-cell>
          <table:table-cell office:value-type="float" office:value="19" table:formula="of:=[.F5]-[.E5]" table:style-name="ce19">
            <text:p>19</text:p>
          </table:table-cell>
          <table:table-cell office:value-type="float" office:value="77" table:formula="of:=IFERROR(([.Q5]+[.T5])-[.U5]; &quot;&quot;)" table:style-name="ce19">
            <text:p>77</text:p>
          </table:table-cell>
          <table:table-cell office:value-type="float" office:value="19.791666666666664" table:formula="of:=IFERROR([.U5] / ([.Q5] + [.T5]) * 100; &quot;&quot;)" table:style-name="ce19">
            <text:p>19,79166667</text:p>
          </table:table-cell>
          <table:table-cell office:value-type="float" office:value="80.208333333333343" table:formula="of:=IFERROR([.V5] / ([.Q5] + [.T5]) * 100; &quot;&quot;)" table:style-name="ce19">
            <text:p>80,20833333</text:p>
          </table:table-cell>
          <table:table-cell office:value-type="float" office:value="1.76" table:formula="of:=ROUND(([.U5])*1000/([.G5]*([.D5]/1000));2)" table:style-name="ce19">
            <text:p>1,76</text:p>
          </table:table-cell>
          <table:table-cell table:number-columns-repeated="16359"/>
        </table:table-row>
        <table:table-row table:style-name="ro1">
          <table:table-cell office:value-type="date" office:date-value="2025-12-25T00:00:00" table:style-name="ce21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464" table:style-name="ce15">
            <text:p>464</text:p>
          </table:table-cell>
          <table:table-cell office:value-type="float" office:value="485" table:style-name="ce15">
            <text:p>485</text:p>
          </table:table-cell>
          <table:table-cell office:value-type="float" office:value="17704" table:style-name="ce15">
            <text:p>17704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0" table:style-name="ce15">
            <text:p>60</text:p>
          </table:table-cell>
          <table:table-cell table:style-name="ce15"/>
          <table:table-cell office:value-type="float" office:value="106" table:formula="of:=IFERROR(SUMPRODUCT([.H6:.P6]*1);&quot;&quot;)" table:style-name="ce14">
            <text:p>106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float" office:value="45" table:formula="of:=[.R6] + [.S6]" table:style-name="ce14">
            <text:p>45</text:p>
          </table:table-cell>
          <table:table-cell office:value-type="float" office:value="21" table:formula="of:=[.F6]-[.E6]" table:style-name="ce14">
            <text:p>21</text:p>
          </table:table-cell>
          <table:table-cell office:value-type="float" office:value="130" table:formula="of:=IFERROR(([.Q6]+[.T6])-[.U6]; &quot;&quot;)" table:style-name="ce14">
            <text:p>130</text:p>
          </table:table-cell>
          <table:table-cell office:value-type="float" office:value="13.90728476821192" table:formula="of:=IFERROR([.U6] / ([.Q6] + [.T6]) * 100; &quot;&quot;)" table:style-name="ce15">
            <text:p>13,90728477</text:p>
          </table:table-cell>
          <table:table-cell office:value-type="float" office:value="86.092715231788077" table:formula="of:=IFERROR([.V6] / ([.Q6] + [.T6]) * 100; &quot;&quot;)" table:style-name="ce15">
            <text:p>86,09271523</text:p>
          </table:table-cell>
          <table:table-cell office:value-type="float" office:value="1.29" table:formula="of:=ROUND(([.U6])*1000/([.G6]*([.D6]/1000));2)" table:style-name="ce14">
            <text:p>1,29</text:p>
          </table:table-cell>
          <table:table-cell table:number-columns-repeated="16359"/>
        </table:table-row>
        <table:table-row table:style-name="ro1">
          <table:table-cell office:value-type="date" office:date-value="2025-12-25T00:00:00" table:style-name="ce20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469" table:style-name="ce19">
            <text:p>469</text:p>
          </table:table-cell>
          <table:table-cell office:value-type="float" office:value="488" table:style-name="ce19">
            <text:p>488</text:p>
          </table:table-cell>
          <table:table-cell office:value-type="float" office:value="17576" table:style-name="ce19">
            <text:p>17576</text:p>
          </table:table-cell>
          <table:table-cell office:value-type="float" office:value="5" table:style-name="ce19">
            <text:p>5</text:p>
          </table:table-cell>
          <table:table-cell office:value-type="float" office:value="27" table:style-name="ce19">
            <text:p>27</text:p>
          </table:table-cell>
          <table:table-cell office:value-type="float" office:value="20" table:style-name="ce19">
            <text:p>2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65" table:style-name="ce19">
            <text:p>65</text:p>
          </table:table-cell>
          <table:table-cell table:style-name="ce19"/>
          <table:table-cell office:value-type="float" office:value="127" table:formula="of:=IFERROR(SUMPRODUCT([.H7:.P7]*1);&quot;&quot;)" table:style-name="ce14">
            <text:p>127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office:value-type="float" office:value="45" table:formula="of:=[.R7] + [.S7]" table:style-name="ce19">
            <text:p>45</text:p>
          </table:table-cell>
          <table:table-cell office:value-type="float" office:value="19" table:formula="of:=[.F7]-[.E7]" table:style-name="ce19">
            <text:p>19</text:p>
          </table:table-cell>
          <table:table-cell office:value-type="float" office:value="153" table:formula="of:=IFERROR(([.Q7]+[.T7])-[.U7]; &quot;&quot;)" table:style-name="ce19">
            <text:p>153</text:p>
          </table:table-cell>
          <table:table-cell office:value-type="float" office:value="11.046511627906977" table:formula="of:=IFERROR([.U7] / ([.Q7] + [.T7]) * 100; &quot;&quot;)" table:style-name="ce19">
            <text:p>11,04651163</text:p>
          </table:table-cell>
          <table:table-cell office:value-type="float" office:value="88.95348837209302" table:formula="of:=IFERROR([.V7] / ([.Q7] + [.T7]) * 100; &quot;&quot;)" table:style-name="ce19">
            <text:p>88,95348837</text:p>
          </table:table-cell>
          <table:table-cell office:value-type="float" office:value="1.18" table:formula="of:=ROUND(([.U7])*1000/([.G7]*([.D7]/1000));2)" table:style-name="ce19">
            <text:p>1,18</text:p>
          </table:table-cell>
          <table:table-cell table:number-columns-repeated="16359"/>
        </table:table-row>
        <table:table-row table:style-name="ro1">
          <table:table-cell office:value-type="date" office:date-value="2025-12-25T00:00:00" table:style-name="ce21">
            <text:p>25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40" table:style-name="ce15">
            <text:p>940</text:p>
          </table:table-cell>
          <table:table-cell office:value-type="float" office:value="470" table:style-name="ce15">
            <text:p>470</text:p>
          </table:table-cell>
          <table:table-cell office:value-type="float" office:value="498" table:style-name="ce15">
            <text:p>498</text:p>
          </table:table-cell>
          <table:table-cell office:value-type="float" office:value="17362" table:style-name="ce15">
            <text:p>17362</text:p>
          </table:table-cell>
          <table:table-cell office:value-type="float" office:value="5" table:style-name="ce15">
            <text:p>5</text:p>
          </table:table-cell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84" table:formula="of:=IFERROR(SUMPRODUCT([.H8:.P8]*1);&quot;&quot;)" table:style-name="ce14">
            <text:p>84</text:p>
          </table:table-cell>
          <table:table-cell office:value-type="float" office:value="20" table:style-name="ce15">
            <text:p>20</text:p>
          </table:table-cell>
          <table:table-cell office:value-type="float" office:value="30" table:style-name="ce15">
            <text:p>30</text:p>
          </table:table-cell>
          <table:table-cell office:value-type="float" office:value="50" table:formula="of:=[.R8] + [.S8]" table:style-name="ce15">
            <text:p>50</text:p>
          </table:table-cell>
          <table:table-cell office:value-type="float" office:value="28" table:formula="of:=[.F8]-[.E8]" table:style-name="ce14">
            <text:p>28</text:p>
          </table:table-cell>
          <table:table-cell office:value-type="float" office:value="106" table:formula="of:=IFERROR(([.Q8]+[.T8])-[.U8]; &quot;&quot;)" table:style-name="ce14">
            <text:p>106</text:p>
          </table:table-cell>
          <table:table-cell office:value-type="float" office:value="20.8955223880597" table:formula="of:=IFERROR([.U8] / ([.Q8] + [.T8]) * 100; &quot;&quot;)" table:style-name="ce15">
            <text:p>20,89552239</text:p>
          </table:table-cell>
          <table:table-cell office:value-type="float" office:value="79.104477611940297" table:formula="of:=IFERROR([.V8] / ([.Q8] + [.T8]) * 100; &quot;&quot;)" table:style-name="ce15">
            <text:p>79,10447761</text:p>
          </table:table-cell>
          <table:table-cell office:value-type="float" office:value="1.72" table:formula="of:=ROUND(([.U8])*1000/([.G8]*([.D8]/1000));2)" table:style-name="ce15">
            <text:p>1,72</text:p>
          </table:table-cell>
          <table:table-cell table:number-columns-repeated="16359"/>
        </table:table-row>
        <table:table-row table:style-name="ro1">
          <table:table-cell office:value-type="date" office:date-value="2025-12-28T00:00:00" table:style-name="ce20">
            <text:p>28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mat</text:p>
          </table:table-cell>
          <table:table-cell office:value-type="float" office:value="780" table:style-name="ce19">
            <text:p>780</text:p>
          </table:table-cell>
          <table:table-cell office:value-type="float" office:value="282" table:style-name="ce19">
            <text:p>282</text:p>
          </table:table-cell>
          <table:table-cell office:value-type="float" office:value="307" table:style-name="ce19">
            <text:p>307</text:p>
          </table:table-cell>
          <table:table-cell office:value-type="float" office:value="19169" table:style-name="ce19">
            <text:p>19169</text:p>
          </table:table-cell>
          <table:table-cell office:value-type="float" office:value="20" table:style-name="ce19">
            <text:p>20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25" table:style-name="ce19">
            <text:p>25</text:p>
          </table:table-cell>
          <table:table-cell table:style-name="ce19"/>
          <table:table-cell office:value-type="float" office:value="75" table:formula="of:=IFERROR(SUMPRODUCT([.H9:.P9]*1);&quot;&quot;)" table:style-name="ce14">
            <text:p>75</text:p>
          </table:table-cell>
          <table:table-cell office:value-type="float" office:value="40" table:style-name="ce19">
            <text:p>40</text:p>
          </table:table-cell>
          <table:table-cell office:value-type="float" office:value="45" table:style-name="ce19">
            <text:p>45</text:p>
          </table:table-cell>
          <table:table-cell office:value-type="float" office:value="85" table:formula="of:=[.R9] + [.S9]" table:style-name="ce19">
            <text:p>85</text:p>
          </table:table-cell>
          <table:table-cell office:value-type="float" office:value="25" table:formula="of:=[.F9]-[.E9]" table:style-name="ce19">
            <text:p>25</text:p>
          </table:table-cell>
          <table:table-cell office:value-type="float" office:value="135" table:formula="of:=IFERROR(([.Q9]+[.T9])-[.U9]; &quot;&quot;)" table:style-name="ce19">
            <text:p>135</text:p>
          </table:table-cell>
          <table:table-cell office:value-type="float" office:value="15.625" table:formula="of:=IFERROR([.U9] / ([.Q9] + [.T9]) * 100; &quot;&quot;)" table:style-name="ce19">
            <text:p>15,625</text:p>
          </table:table-cell>
          <table:table-cell office:value-type="float" office:value="84.375" table:formula="of:=IFERROR([.V9] / ([.Q9] + [.T9]) * 100; &quot;&quot;)" table:style-name="ce19">
            <text:p>84,375</text:p>
          </table:table-cell>
          <table:table-cell office:value-type="float" office:value="1.67" table:formula="of:=ROUND(([.U9])*1000/([.G9]*([.D9]/1000));2)" table:style-name="ce19">
            <text:p>1,67</text:p>
          </table:table-cell>
          <table:table-cell table:number-columns-repeated="16359"/>
        </table:table-row>
        <table:table-row table:style-name="ro1">
          <table:table-cell office:value-type="date" office:date-value="2025-12-28T00:00:00" table:style-name="ce21">
            <text:p>28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614" table:style-name="ce15">
            <text:p>614</text:p>
          </table:table-cell>
          <table:table-cell office:value-type="float" office:value="641" table:style-name="ce15">
            <text:p>641</text:p>
          </table:table-cell>
          <table:table-cell office:value-type="float" office:value="23825" table:style-name="ce15">
            <text:p>23825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table:style-name="ce15"/>
          <table:table-cell office:value-type="float" office:value="73" table:formula="of:=IFERROR(SUMPRODUCT([.H10:.P10]*1);&quot;&quot;)" table:style-name="ce14">
            <text:p>73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float" office:value="45" table:formula="of:=[.R10] + [.S10]" table:style-name="ce15">
            <text:p>45</text:p>
          </table:table-cell>
          <table:table-cell office:value-type="float" office:value="27" table:formula="of:=[.F10]-[.E10]" table:style-name="ce14">
            <text:p>27</text:p>
          </table:table-cell>
          <table:table-cell office:value-type="float" office:value="91" table:formula="of:=IFERROR(([.Q10]+[.T10])-[.U10]; &quot;&quot;)" table:style-name="ce14">
            <text:p>91</text:p>
          </table:table-cell>
          <table:table-cell office:value-type="float" office:value="22.881355932203391" table:formula="of:=IFERROR([.U10] / ([.Q10] + [.T10]) * 100; &quot;&quot;)" table:style-name="ce15">
            <text:p>22,88135593</text:p>
          </table:table-cell>
          <table:table-cell office:value-type="float" office:value="77.118644067796609" table:formula="of:=IFERROR([.V10] / ([.Q10] + [.T10]) * 100; &quot;&quot;)" table:style-name="ce15">
            <text:p>77,11864407</text:p>
          </table:table-cell>
          <table:table-cell office:value-type="float" office:value="1.23" table:formula="of:=ROUND(([.U10])*1000/([.G10]*([.D10]/1000));2)" table:style-name="ce15">
            <text:p>1,23</text:p>
          </table:table-cell>
          <table:table-cell table:number-columns-repeated="16359"/>
        </table:table-row>
        <table:table-row table:style-name="ro1">
          <table:table-cell office:value-type="date" office:date-value="2025-12-29T00:00:00" table:style-name="ce20">
            <text:p>29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Trs</text:p>
          </table:table-cell>
          <table:table-cell office:value-type="float" office:value="980" table:style-name="ce19">
            <text:p>980</text:p>
          </table:table-cell>
          <table:table-cell office:value-type="float" office:value="168" table:style-name="ce19">
            <text:p>168</text:p>
          </table:table-cell>
          <table:table-cell office:value-type="float" office:value="188" table:style-name="ce19">
            <text:p>188</text:p>
          </table:table-cell>
          <table:table-cell office:value-type="float" office:value="9325" table:style-name="ce19">
            <text:p>9325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2" table:style-name="ce19"/>
          <table:table-cell office:value-type="float" office:value="7" table:style-name="ce19">
            <text:p>7</text:p>
          </table:table-cell>
          <table:table-cell office:value-type="float" office:value="15" table:style-name="ce19">
            <text:p>15</text:p>
          </table:table-cell>
          <table:table-cell table:style-name="ce19"/>
          <table:table-cell office:value-type="float" office:value="28" table:formula="of:=IFERROR(SUMPRODUCT([.H11:.P11]*1);&quot;&quot;)" table:style-name="ce14">
            <text:p>28</text:p>
          </table:table-cell>
          <table:table-cell office:value-type="float" office:value="20" table:style-name="ce19">
            <text:p>20</text:p>
          </table:table-cell>
          <table:table-cell office:value-type="float" office:value="45" table:style-name="ce19">
            <text:p>45</text:p>
          </table:table-cell>
          <table:table-cell office:value-type="float" office:value="65" table:formula="of:=[.R11] + [.S11]" table:style-name="ce19">
            <text:p>65</text:p>
          </table:table-cell>
          <table:table-cell office:value-type="float" office:value="20" table:formula="of:=[.F11]-[.E11]" table:style-name="ce19">
            <text:p>20</text:p>
          </table:table-cell>
          <table:table-cell office:value-type="float" office:value="73" table:formula="of:=IFERROR(([.Q11]+[.T11])-[.U11]; &quot;&quot;)" table:style-name="ce19">
            <text:p>73</text:p>
          </table:table-cell>
          <table:table-cell office:value-type="float" office:value="21.50537634408602" table:formula="of:=IFERROR([.U11] / ([.Q11] + [.T11]) * 100; &quot;&quot;)" table:style-name="ce19">
            <text:p>21,50537634</text:p>
          </table:table-cell>
          <table:table-cell office:value-type="float" office:value="78.494623655913969" table:formula="of:=IFERROR([.V11] / ([.Q11] + [.T11]) * 100; &quot;&quot;)" table:style-name="ce19">
            <text:p>78,49462366</text:p>
          </table:table-cell>
          <table:table-cell office:value-type="float" office:value="2.19" table:formula="of:=ROUND(([.U11])*1000/([.G11]*([.D11]/1000));2)" table:style-name="ce19">
            <text:p>2,19</text:p>
          </table:table-cell>
          <table:table-cell table:number-columns-repeated="16359"/>
        </table:table-row>
        <table:table-row table:style-name="ro1">
          <table:table-cell office:value-type="date" office:date-value="2025-12-29T00:00:00" table:style-name="ce21">
            <text:p>29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mat</text:p>
          </table:table-cell>
          <table:table-cell office:value-type="float" office:value="980" table:style-name="ce15">
            <text:p>980</text:p>
          </table:table-cell>
          <table:table-cell office:value-type="float" office:value="194" table:style-name="ce15">
            <text:p>194</text:p>
          </table:table-cell>
          <table:table-cell office:value-type="float" office:value="194" table:style-name="ce15">
            <text:p>194</text:p>
          </table:table-cell>
          <table:table-cell office:value-type="float" office:value="9030" table:style-name="ce15">
            <text:p>9030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table:number-columns-repeated="3" table:style-name="ce15"/>
          <table:table-cell office:value-type="float" office:value="15" table:style-name="ce15">
            <text:p>15</text:p>
          </table:table-cell>
          <table:table-cell table:style-name="ce15"/>
          <table:table-cell office:value-type="float" office:value="29" table:formula="of:=IFERROR(SUMPRODUCT([.H12:.P12]*1);&quot;&quot;)" table:style-name="ce14">
            <text:p>29</text:p>
          </table:table-cell>
          <table:table-cell office:value-type="float" office:value="20" table:style-name="ce15">
            <text:p>20</text:p>
          </table:table-cell>
          <table:table-cell office:value-type="float" office:value="15" table:style-name="ce15">
            <text:p>15</text:p>
          </table:table-cell>
          <table:table-cell office:value-type="float" office:value="35" table:formula="of:=[.R12] + [.S12]" table:style-name="ce15">
            <text:p>35</text:p>
          </table:table-cell>
          <table:table-cell office:value-type="float" office:value="0" table:formula="of:=[.F12]-[.E12]" table:style-name="ce14">
            <text:p>0</text:p>
          </table:table-cell>
          <table:table-cell office:value-type="float" office:value="64" table:formula="of:=IFERROR(([.Q12]+[.T12])-[.U12]; &quot;&quot;)" table:style-name="ce14">
            <text:p>64</text:p>
          </table:table-cell>
          <table:table-cell office:value-type="float" office:value="0" table:formula="of:=IFERROR([.U12] / ([.Q12] + [.T12]) * 100; &quot;&quot;)" table:style-name="ce15">
            <text:p>0</text:p>
          </table:table-cell>
          <table:table-cell office:value-type="float" office:value="100" table:formula="of:=IFERROR([.V12] / ([.Q12] + [.T12]) * 100; &quot;&quot;)" table:style-name="ce15">
            <text:p>100</text:p>
          </table:table-cell>
          <table:table-cell office:value-type="float" office:value="0" table:formula="of:=ROUND(([.U12])*1000/([.G12]*([.D12]/1000));2)" table:style-name="ce15">
            <text:p>0</text:p>
          </table:table-cell>
          <table:table-cell table:number-columns-repeated="16359"/>
        </table:table-row>
        <table:table-row table:style-name="ro1">
          <table:table-cell office:value-type="date" office:date-value="2025-12-31T00:00:00" table:style-name="ce20">
            <text:p>31/12/2025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Trs</text:p>
          </table:table-cell>
          <table:table-cell office:value-type="float" office:value="1100" table:style-name="ce19">
            <text:p>1100</text:p>
          </table:table-cell>
          <table:table-cell office:value-type="float" office:value="1259.2" table:style-name="ce19">
            <text:p>1259,2</text:p>
          </table:table-cell>
          <table:table-cell office:value-type="float" office:value="1314" table:style-name="ce19">
            <text:p>1314</text:p>
          </table:table-cell>
          <table:table-cell office:value-type="float" office:value="60204" table:style-name="ce19">
            <text:p>60204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38" table:style-name="ce19">
            <text:p>38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95" table:style-name="ce19">
            <text:p>95</text:p>
          </table:table-cell>
          <table:table-cell table:style-name="ce19"/>
          <table:table-cell office:value-type="float" office:value="161" table:formula="of:=IFERROR(SUMPRODUCT([.H13:.P13]*1);&quot;&quot;)" table:style-name="ce14">
            <text:p>161</text:p>
          </table:table-cell>
          <table:table-cell office:value-type="float" office:value="80" table:style-name="ce19">
            <text:p>80</text:p>
          </table:table-cell>
          <table:table-cell office:value-type="float" office:value="75" table:style-name="ce19">
            <text:p>75</text:p>
          </table:table-cell>
          <table:table-cell office:value-type="float" office:value="155" table:formula="of:=[.R13] + [.S13]" table:style-name="ce19">
            <text:p>155</text:p>
          </table:table-cell>
          <table:table-cell office:value-type="float" office:value="54.799999999999955" table:formula="of:=[.F13]-[.E13]" table:style-name="ce19">
            <text:p>54,8</text:p>
          </table:table-cell>
          <table:table-cell office:value-type="float" office:value="261.20000000000005" table:formula="of:=IFERROR(([.Q13]+[.T13])-[.U13]; &quot;&quot;)" table:style-name="ce19">
            <text:p>261,2</text:p>
          </table:table-cell>
          <table:table-cell office:value-type="float" office:value="17.34177215189872" table:formula="of:=IFERROR([.U13] / ([.Q13] + [.T13]) * 100; &quot;&quot;)" table:style-name="ce19">
            <text:p>17,34177215</text:p>
          </table:table-cell>
          <table:table-cell office:value-type="float" office:value="82.658227848101291" table:formula="of:=IFERROR([.V13] / ([.Q13] + [.T13]) * 100; &quot;&quot;)" table:style-name="ce19">
            <text:p>82,65822785</text:p>
          </table:table-cell>
          <table:table-cell office:value-type="float" office:value="0.83" table:formula="of:=ROUND(([.U13])*1000/([.G13]*([.D13]/1000));2)" table:style-name="ce19">
            <text:p>0,83</text:p>
          </table:table-cell>
          <table:table-cell table:number-columns-repeated="16359"/>
        </table:table-row>
        <table:table-row table:style-name="ro1">
          <table:table-cell office:value-type="date" office:date-value="2025-12-30T00:00:00" table:style-name="ce21">
            <text:p>30/12/2025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Mat</text:p>
          </table:table-cell>
          <table:table-cell office:value-type="float" office:value="1070" table:style-name="ce15">
            <text:p>1070</text:p>
          </table:table-cell>
          <table:table-cell office:value-type="float" office:value="386" table:style-name="ce15">
            <text:p>386</text:p>
          </table:table-cell>
          <table:table-cell office:value-type="float" office:value="430" table:style-name="ce15">
            <text:p>430</text:p>
          </table:table-cell>
          <table:table-cell office:value-type="float" office:value="19000" table:style-name="ce15">
            <text:p>19000</text:p>
          </table:table-cell>
          <table:table-cell office:value-type="float" office:value="45" table:style-name="ce15">
            <text:p>45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5" table:style-name="ce15">
            <text:p>65</text:p>
          </table:table-cell>
          <table:table-cell table:style-name="ce15"/>
          <table:table-cell office:value-type="float" office:value="155" table:formula="of:=IFERROR(SUMPRODUCT([.H14:.P14]*1);&quot;&quot;)" table:style-name="ce14">
            <text:p>155</text:p>
          </table:table-cell>
          <table:table-cell office:value-type="float" office:value="50" table:style-name="ce15">
            <text:p>50</text:p>
          </table:table-cell>
          <table:table-cell office:value-type="float" office:value="40" table:style-name="ce15">
            <text:p>40</text:p>
          </table:table-cell>
          <table:table-cell office:value-type="float" office:value="90" table:formula="of:=[.R14] + [.S14]" table:style-name="ce15">
            <text:p>90</text:p>
          </table:table-cell>
          <table:table-cell office:value-type="float" office:value="44" table:formula="of:=[.F14]-[.E14]" table:style-name="ce15">
            <text:p>44</text:p>
          </table:table-cell>
          <table:table-cell office:value-type="float" office:value="201" table:formula="of:=IFERROR(([.Q14]+[.T14])-[.U14]; &quot;&quot;)" table:style-name="ce15">
            <text:p>201</text:p>
          </table:table-cell>
          <table:table-cell office:value-type="float" office:value="17.959183673469386" table:formula="of:=IFERROR([.U14] / ([.Q14] + [.T14]) * 100; &quot;&quot;)" table:style-name="ce15">
            <text:p>17,95918367</text:p>
          </table:table-cell>
          <table:table-cell office:value-type="float" office:value="82.040816326530603" table:formula="of:=IFERROR([.V14] / ([.Q14] + [.T14]) * 100; &quot;&quot;)" table:style-name="ce15">
            <text:p>82,04081633</text:p>
          </table:table-cell>
          <table:table-cell office:value-type="float" office:value="2.16" table:formula="of:=ROUND(([.U14])*1000/([.G14]*([.D14]/1000));2)" table:style-name="ce15">
            <text:p>2,16</text:p>
          </table:table-cell>
          <table:table-cell table:number-columns-repeated="16359"/>
        </table:table-row>
        <table:table-row table:style-name="ro1">
          <table:table-cell office:value-type="string" table:style-name="ce20">
            <text:p>05 au 07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couché 90 Gr</text:p>
          </table:table-cell>
          <table:table-cell office:value-type="float" office:value="1090" table:style-name="ce19">
            <text:p>1090</text:p>
          </table:table-cell>
          <table:table-cell office:value-type="float" office:value="22293" table:style-name="ce19">
            <text:p>22293</text:p>
          </table:table-cell>
          <table:table-cell office:value-type="float" office:value="21891" table:style-name="ce19">
            <text:p>21891</text:p>
          </table:table-cell>
          <table:table-cell office:value-type="float" office:value="219902" table:style-name="ce19">
            <text:p>219902</text:p>
          </table:table-cell>
          <table:table-cell office:value-type="float" office:value="20" table:style-name="ce19">
            <text:p>20</text:p>
          </table:table-cell>
          <table:table-cell office:value-type="float" office:value="28" table:style-name="ce19">
            <text:p>28</text:p>
          </table:table-cell>
          <table:table-cell office:value-type="float" office:value="44" table:style-name="ce19">
            <text:p>44</text:p>
          </table:table-cell>
          <table:table-cell office:value-type="float" office:value="16" table:style-name="ce19">
            <text:p>16</text:p>
          </table:table-cell>
          <table:table-cell office:value-type="float" office:value="5" table:style-name="ce19">
            <text:p>5</text:p>
          </table:table-cell>
          <table:table-cell table:style-name="ce19"/>
          <table:table-cell office:value-type="float" office:value="48" table:style-name="ce19">
            <text:p>48</text:p>
          </table:table-cell>
          <table:table-cell table:number-columns-repeated="2" table:style-name="ce19"/>
          <table:table-cell office:value-type="float" office:value="161" table:formula="of:=IFERROR(SUMPRODUCT([.H15:.P15]*1);&quot;&quot;)" table:style-name="ce14">
            <text:p>161</text:p>
          </table:table-cell>
          <table:table-cell office:value-type="float" office:value="210" table:style-name="ce19">
            <text:p>210</text:p>
          </table:table-cell>
          <table:table-cell office:value-type="float" office:value="80" table:style-name="ce19">
            <text:p>80</text:p>
          </table:table-cell>
          <table:table-cell office:value-type="float" office:value="290" table:formula="of:=[.R15] + [.S15]" table:style-name="ce19">
            <text:p>290</text:p>
          </table:table-cell>
          <table:table-cell office:value-type="float" office:value="-402" table:formula="of:=[.F15]-[.E15]" table:style-name="ce19">
            <text:p>-402</text:p>
          </table:table-cell>
          <table:table-cell office:value-type="float" office:value="853" table:formula="of:=IFERROR(([.Q15]+[.T15])-[.U15]; &quot;&quot;)" table:style-name="ce19">
            <text:p>853</text:p>
          </table:table-cell>
          <table:table-cell office:value-type="float" office:value="-89.13525498891353" table:formula="of:=IFERROR([.U15] / ([.Q15] + [.T15]) * 100; &quot;&quot;)" table:style-name="ce19">
            <text:p>-89,13525499</text:p>
          </table:table-cell>
          <table:table-cell office:value-type="float" office:value="189.13525498891352" table:formula="of:=IFERROR([.V15] / ([.Q15] + [.T15]) * 100; &quot;&quot;)" table:style-name="ce19">
            <text:p>189,135255</text:p>
          </table:table-cell>
          <table:table-cell office:value-type="float" office:value="-1.68" table:formula="of:=ROUND(([.U15])*1000/([.G15]*([.D15]/1000));2)" table:style-name="ce19">
            <text:p>-1,68</text:p>
          </table:table-cell>
          <table:table-cell table:number-columns-repeated="16359"/>
        </table:table-row>
        <table:table-row table:style-name="ro1">
          <table:table-cell office:value-type="string" table:style-name="ce21">
            <text:p>07 au 08/07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3085.9" table:style-name="ce15">
            <text:p>3085,9</text:p>
          </table:table-cell>
          <table:table-cell office:value-type="float" office:value="3118" table:style-name="ce15">
            <text:p>3118</text:p>
          </table:table-cell>
          <table:table-cell office:value-type="float" office:value="153195" table:style-name="ce15">
            <text:p>153195</text:p>
          </table:table-cell>
          <table:table-cell office:value-type="float" office:value="19.899999999999999" table:style-name="ce15">
            <text:p>19,9</text:p>
          </table:table-cell>
          <table:table-cell office:value-type="float" office:value="7.8" table:style-name="ce15">
            <text:p>7,8</text:p>
          </table:table-cell>
          <table:table-cell office:value-type="float" office:value="16.8" table:style-name="ce15">
            <text:p>16,8</text:p>
          </table:table-cell>
          <table:table-cell office:value-type="float" office:value="14.5" table:style-name="ce15">
            <text:p>14,5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5">
            <text:p>16</text:p>
          </table:table-cell>
          <table:table-cell table:number-columns-repeated="2" table:style-name="ce15"/>
          <table:table-cell office:value-type="float" office:value="340" table:style-name="ce15">
            <text:p>340</text:p>
          </table:table-cell>
          <table:table-cell office:value-type="float" office:value="431" table:formula="of:=IFERROR(SUMPRODUCT([.H16:.P16]*1);&quot;&quot;)" table:style-name="ce14">
            <text:p>431</text:p>
          </table:table-cell>
          <table:table-cell office:value-type="float" office:value="155" table:style-name="ce15">
            <text:p>155</text:p>
          </table:table-cell>
          <table:table-cell office:value-type="float" office:value="140" table:style-name="ce15">
            <text:p>140</text:p>
          </table:table-cell>
          <table:table-cell office:value-type="float" office:value="295" table:formula="of:=[.R16] + [.S16]" table:style-name="ce15">
            <text:p>295</text:p>
          </table:table-cell>
          <table:table-cell office:value-type="float" office:value="32.099999999999909" table:formula="of:=[.F16]-[.E16]" table:style-name="ce15">
            <text:p>32,1</text:p>
          </table:table-cell>
          <table:table-cell office:value-type="float" office:value="693.90000000000009" table:formula="of:=IFERROR(([.Q16]+[.T16])-[.U16]; &quot;&quot;)" table:style-name="ce15">
            <text:p>693,9</text:p>
          </table:table-cell>
          <table:table-cell office:value-type="float" office:value="4.4214876033057724" table:formula="of:=IFERROR([.U16] / ([.Q16] + [.T16]) * 100; &quot;&quot;)" table:style-name="ce15">
            <text:p>4,421487603</text:p>
          </table:table-cell>
          <table:table-cell office:value-type="float" office:value="95.578512396694222" table:formula="of:=IFERROR([.V16] / ([.Q16] + [.T16]) * 100; &quot;&quot;)" table:style-name="ce15">
            <text:p>95,5785124</text:p>
          </table:table-cell>
          <table:table-cell office:value-type="float" office:value="0.26" table:formula="of:=ROUND(([.U16])*1000/([.G16]*([.D16]/1000));2)" table:style-name="ce15">
            <text:p>0,26</text:p>
          </table:table-cell>
          <table:table-cell table:number-columns-repeated="16359"/>
        </table:table-row>
        <table:table-row table:style-name="ro2">
          <table:table-cell office:value-type="date" office:date-value="2026-01-11T00:00:00" table:style-name="ce20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20 Blns</text:p>
          </table:table-cell>
          <table:table-cell office:value-type="float" office:value="820" table:style-name="ce19">
            <text:p>820</text:p>
          </table:table-cell>
          <table:table-cell office:value-type="float" office:value="1481.1" table:style-name="ce19">
            <text:p>1481,1</text:p>
          </table:table-cell>
          <table:table-cell office:value-type="float" office:value="1507" table:style-name="ce19">
            <text:p>1507</text:p>
          </table:table-cell>
          <table:table-cell office:value-type="float" office:value="73598" table:style-name="ce19">
            <text:p>73598</text:p>
          </table:table-cell>
          <table:table-cell office:value-type="float" office:value="11" table:style-name="ce19">
            <text:p>11</text:p>
          </table:table-cell>
          <table:table-cell office:value-type="float" office:value="3.6" table:style-name="ce19">
            <text:p>3,6</text:p>
          </table:table-cell>
          <table:table-cell office:value-type="float" office:value="6.4" table:style-name="ce19">
            <text:p>6,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table:number-columns-repeated="2" table:style-name="ce19"/>
          <table:table-cell office:value-type="float" office:value="185" table:style-name="ce19">
            <text:p>185</text:p>
          </table:table-cell>
          <table:table-cell office:value-type="float" office:value="228" table:formula="of:=IFERROR(SUMPRODUCT([.H17:.P17]*1);&quot;&quot;)" table:style-name="ce19">
            <text:p>228</text:p>
          </table:table-cell>
          <table:table-cell office:value-type="float" office:value="65" table:style-name="ce19">
            <text:p>65</text:p>
          </table:table-cell>
          <table:table-cell office:value-type="float" office:value="5075" table:style-name="ce19">
            <text:p>5075</text:p>
          </table:table-cell>
          <table:table-cell office:value-type="float" office:value="5140" table:formula="of:=[.R17] + [.S17]" table:style-name="ce19">
            <text:p>5140</text:p>
          </table:table-cell>
          <table:table-cell office:value-type="float" office:value="25.900000000000091" table:formula="of:=[.F17]-[.E17]" table:style-name="ce19">
            <text:p>25,9</text:p>
          </table:table-cell>
          <table:table-cell office:value-type="float" office:value="5342.1" table:formula="of:=IFERROR(([.Q17]+[.T17])-[.U17]; &quot;&quot;)" table:style-name="ce19">
            <text:p>5342,1</text:p>
          </table:table-cell>
          <table:table-cell office:value-type="float" office:value="0.48248882265275878" table:formula="of:=IFERROR([.U17] / ([.Q17] + [.T17]) * 100; &quot;&quot;)" table:style-name="ce19">
            <text:p>0,482488823</text:p>
          </table:table-cell>
          <table:table-cell office:value-type="float" office:value="99.517511177347245" table:formula="of:=IFERROR([.V17] / ([.Q17] + [.T17]) * 100; &quot;&quot;)" table:style-name="ce19">
            <text:p>99,51751118</text:p>
          </table:table-cell>
          <table:table-cell office:value-type="float" office:value="0.43" table:formula="of:=ROUND(([.U17])*1000/([.G17]*([.D17]/1000));2)" table:style-name="ce19">
            <text:p>0,43</text:p>
          </table:table-cell>
          <table:table-cell table:number-columns-repeated="16359"/>
        </table:table-row>
        <table:table-row table:style-name="ro3">
          <table:table-cell office:value-type="date" office:date-value="2026-01-11T00:00:00" table:style-name="ce21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633.79999999999995" table:style-name="ce15">
            <text:p>633,8</text:p>
          </table:table-cell>
          <table:table-cell office:value-type="float" office:value="634.6" table:style-name="ce15">
            <text:p>634,6</text:p>
          </table:table-cell>
          <table:table-cell office:value-type="float" office:value="31668" table:style-name="ce15">
            <text:p>3166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office:value-type="float" office:value="47" table:formula="of:=IFERROR(SUMPRODUCT([.H18:.P18]*1);&quot;&quot;)" table:style-name="ce15">
            <text:p>47</text:p>
          </table:table-cell>
          <table:table-cell office:value-type="float" office:value="35" table:style-name="ce15">
            <text:p>35</text:p>
          </table:table-cell>
          <table:table-cell office:value-type="float" office:value="40" table:style-name="ce15">
            <text:p>40</text:p>
          </table:table-cell>
          <table:table-cell office:value-type="float" office:value="75" table:formula="of:=[.R18] + [.S18]" table:style-name="ce15">
            <text:p>75</text:p>
          </table:table-cell>
          <table:table-cell office:value-type="float" office:value="0.80000000000006821" table:formula="of:=[.F18]-[.E18]" table:style-name="ce15">
            <text:p>0,8</text:p>
          </table:table-cell>
          <table:table-cell office:value-type="float" office:value="121.19999999999993" table:formula="of:=IFERROR(([.Q18]+[.T18])-[.U18]; &quot;&quot;)" table:style-name="ce15">
            <text:p>121,2</text:p>
          </table:table-cell>
          <table:table-cell office:value-type="float" office:value="0.65573770491808869" table:formula="of:=IFERROR([.U18] / ([.Q18] + [.T18]) * 100; &quot;&quot;)" table:style-name="ce15">
            <text:p>0,655737705</text:p>
          </table:table-cell>
          <table:table-cell office:value-type="float" office:value="99.344262295081904" table:formula="of:=IFERROR([.V18] / ([.Q18] + [.T18]) * 100; &quot;&quot;)" table:style-name="ce15">
            <text:p>99,3442623</text:p>
          </table:table-cell>
          <table:table-cell office:value-type="float" office:value="0.03" table:formula="of:=ROUND(([.U18])*1000/([.G18]*([.D18]/1000));2)" table:style-name="ce15">
            <text:p>0,03</text:p>
          </table:table-cell>
          <table:table-cell table:number-columns-repeated="16359"/>
        </table:table-row>
        <table:table-row table:style-name="ro1">
          <table:table-cell office:value-type="date" office:date-value="2026-01-11T00:00:00" table:style-name="ce20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9">
            <text:p>Opp 30 trs</text:p>
          </table:table-cell>
          <table:table-cell office:value-type="float" office:value="980" table:style-name="ce19">
            <text:p>980</text:p>
          </table:table-cell>
          <table:table-cell office:value-type="float" office:value="517" table:style-name="ce19">
            <text:p>517</text:p>
          </table:table-cell>
          <table:table-cell office:value-type="float" office:value="541" table:style-name="ce19">
            <text:p>541</text:p>
          </table:table-cell>
          <table:table-cell office:value-type="float" office:value="18291" table:style-name="ce19">
            <text:p>18291</text:p>
          </table:table-cell>
          <table:table-cell office:value-type="float" office:value="3" table:style-name="ce19">
            <text:p>3</text:p>
          </table:table-cell>
          <table:table-cell office:value-type="float" office:value="20" table:style-name="ce19">
            <text:p>20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2" table:style-name="ce19"/>
          <table:table-cell office:value-type="float" office:value="40" table:style-name="ce19">
            <text:p>40</text:p>
          </table:table-cell>
          <table:table-cell table:style-name="ce19"/>
          <table:table-cell office:value-type="float" office:value="83" table:formula="of:=IFERROR(SUMPRODUCT([.H19:.P19]*1);&quot;&quot;)" table:style-name="ce19">
            <text:p>83</text:p>
          </table:table-cell>
          <table:table-cell office:value-type="float" office:value="40" table:style-name="ce19">
            <text:p>40</text:p>
          </table:table-cell>
          <table:table-cell office:value-type="float" office:value="60" table:style-name="ce19">
            <text:p>60</text:p>
          </table:table-cell>
          <table:table-cell office:value-type="float" office:value="100" table:formula="of:=[.R19] + [.S19]" table:style-name="ce19">
            <text:p>100</text:p>
          </table:table-cell>
          <table:table-cell office:value-type="float" office:value="24" table:formula="of:=[.F19]-[.E19]" table:style-name="ce19">
            <text:p>24</text:p>
          </table:table-cell>
          <table:table-cell office:value-type="float" office:value="159" table:formula="of:=IFERROR(([.Q19]+[.T19])-[.U19]; &quot;&quot;)" table:style-name="ce19">
            <text:p>159</text:p>
          </table:table-cell>
          <table:table-cell office:value-type="float" office:value="13.114754098360656" table:formula="of:=IFERROR([.U19] / ([.Q19] + [.T19]) * 100; &quot;&quot;)" table:style-name="ce19">
            <text:p>13,1147541</text:p>
          </table:table-cell>
          <table:table-cell office:value-type="float" office:value="86.885245901639337" table:formula="of:=IFERROR([.V19] / ([.Q19] + [.T19]) * 100; &quot;&quot;)" table:style-name="ce19">
            <text:p>86,8852459</text:p>
          </table:table-cell>
          <table:table-cell office:value-type="float" office:value="1.34" table:formula="of:=ROUND(([.U19])*1000/([.G19]*([.D19]/1000));2)" table:style-name="ce19">
            <text:p>1,34</text:p>
          </table:table-cell>
          <table:table-cell table:number-columns-repeated="16359"/>
        </table:table-row>
        <table:table-row table:style-name="ro1">
          <table:table-cell office:value-type="date" office:date-value="2026-01-11T00:00:00" table:style-name="ce21">
            <text:p>11/01/2026</text:p>
          </table:table-cell>
          <table:table-cell office:value-type="string" table:style-name="ce22">
            <text:p>Flexi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577" table:style-name="ce15">
            <text:p>577</text:p>
          </table:table-cell>
          <table:table-cell office:value-type="float" office:value="600" table:style-name="ce15">
            <text:p>600</text:p>
          </table:table-cell>
          <table:table-cell office:value-type="float" office:value="20958" table:style-name="ce15">
            <text:p>20958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78" table:formula="of:=IFERROR(SUMPRODUCT([.H20:.P20]*1);&quot;&quot;)" table:style-name="ce15">
            <text:p>78</text:p>
          </table:table-cell>
          <table:table-cell office:value-type="float" office:value="30" table:style-name="ce15">
            <text:p>30</text:p>
          </table:table-cell>
          <table:table-cell office:value-type="float" office:value="50" table:style-name="ce15">
            <text:p>50</text:p>
          </table:table-cell>
          <table:table-cell office:value-type="float" office:value="80" table:formula="of:=[.R20] + [.S20]" table:style-name="ce15">
            <text:p>80</text:p>
          </table:table-cell>
          <table:table-cell office:value-type="float" office:value="23" table:formula="of:=[.F20]-[.E20]" table:style-name="ce15">
            <text:p>23</text:p>
          </table:table-cell>
          <table:table-cell office:value-type="float" office:value="135" table:formula="of:=IFERROR(([.Q20]+[.T20])-[.U20]; &quot;&quot;)" table:style-name="ce15">
            <text:p>135</text:p>
          </table:table-cell>
          <table:table-cell office:value-type="float" office:value="14.556962025316455" table:formula="of:=IFERROR([.U20] / ([.Q20] + [.T20]) * 100; &quot;&quot;)" table:style-name="ce15">
            <text:p>14,55696203</text:p>
          </table:table-cell>
          <table:table-cell office:value-type="float" office:value="85.443037974683548" table:formula="of:=IFERROR([.V20] / ([.Q20] + [.T20]) * 100; &quot;&quot;)" table:style-name="ce15">
            <text:p>85,44303797</text:p>
          </table:table-cell>
          <table:table-cell office:value-type="float" office:value="1.19" table:formula="of:=ROUND(([.U20])*1000/([.G20]*([.D20]/1000));2)" table:style-name="ce15">
            <text:p>1,19</text:p>
          </table:table-cell>
          <table:table-cell table:number-columns-repeated="1635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25T09:41:50Z</dc:date>
  </office:meta>
</office:document-meta>
</file>